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rsid="00047976" officeooo:paragraph-rsid="00047976"/>
    </style:style>
    <style:style style:name="P2" style:family="paragraph" style:parent-style-name="Standard">
      <style:paragraph-properties fo:line-height="200%" fo:text-align="start" style:justify-single-word="false"/>
      <style:text-properties officeooo:rsid="00047976" officeooo:paragraph-rsid="00047976"/>
    </style:style>
    <style:style style:name="T1" style:family="text">
      <style:text-properties officeooo:rsid="000521b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x Take-home Challenge</text:p>
      <text:p text:style-name="P2"><text:tab/></text:p>
      <text:p text:style-name="P2"><text:tab/><text:span text:style-name="T1">There are many features that could help predict future user adoption. By graphing a couple relationships between potential predictor variables in the original dataset against the response, it can be observed that features such as creation_source as well as opted_in_to_mailing_list have distinguishable relationship with the response variable.</text:span></text:p>
      <text:p text:style-name="P2"><text:tab/><text:span text:style-name="T1">A couple more predictor could also be created by manipulating the original dataset. The variable that could have a large impact on a predictive is the timedelta of last_session_creation_time and creation_time. This is a variable that tells how long the user has been active, and the longer the user is active, the more likely that the user will be an adopted user.</text:span></text:p>
      <text:p text:style-name="P2"><text:tab/><text:span text:style-name="T1">Another variable which could be useful for prediction is how long the user stays logged in when the user visits. This data is not recorded in the dataset. If this data is recorded, it should have a positive relationship with the response variab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1T22:34:56.767891827</meta:creation-date>
    <dc:date>2017-10-31T23:15:10.002584354</dc:date>
    <meta:editing-duration>PT9M53S</meta:editing-duration>
    <meta:editing-cycles>1</meta:editing-cycles>
    <meta:generator>LibreOffice/5.1.6.2$Linux_X86_64 LibreOffice_project/10m0$Build-2</meta:generator>
    <meta:document-statistic meta:table-count="0" meta:image-count="0" meta:object-count="0" meta:page-count="1" meta:paragraph-count="5" meta:word-count="155" meta:character-count="984" meta:non-whitespace-character-count="828"/>
  </office:meta>
</office:document-meta>
</file>